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swiss" style:font-pitch="variable" style:font-charset="x-symbo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165in"/>
    </style:style>
    <style:style style:name="co2" style:family="table-column">
      <style:table-column-properties fo:break-before="auto" style:column-width="1.05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1.7252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1.4in"/>
    </style:style>
    <style:style style:name="co8" style:family="table-column">
      <style:table-column-properties fo:break-before="auto" style:column-width="0.3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map style:condition="cell-content()&gt;MAX([.B2:.B18])*0.8" style:apply-style-name="cf1" style:base-cell-address="Leaderboard.B2"/>
    </style:style>
  </office:automatic-styles>
  <office:body>
    <office:spreadsheet>
      <table:calculation-settings table:automatic-find-labels="false" table:use-regular-expressions="false" table:use-wildcards="true"/>
      <table:table table:name="Leader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6" table:default-cell-style-name="ce1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Общая сумма</text:p>
          </table:table-cell>
          <table:table-cell office:value-type="string" calcext:value-type="string">
            <text:p>Сообщения</text:p>
          </table:table-cell>
          <table:table-cell office:value-type="string" calcext:value-type="string">
            <text:p>Тесты</text:p>
          </table:table-cell>
          <table:table-cell office:value-type="string" calcext:value-type="string">
            <text:p>Лабы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Роман Егер</text:p>
          </table:table-cell>
          <table:table-cell table:style-name="ce2" table:formula="of:=SUM([.C2:.E2])" office:value-type="float" office:value="10" calcext:value-type="float">
            <text:p>10</text:p>
          </table:table-cell>
          <table:table-cell table:formula="of:=[Сообщения.B2]" office:value-type="float" office:value="0" calcext:value-type="float">
            <text:p>0</text:p>
          </table:table-cell>
          <table:table-cell table:formula="of:=[Тесты.B2]" office:value-type="float" office:value="10" calcext:value-type="float">
            <text:p>10</text:p>
          </table:table-cell>
          <table:table-cell table:formula="of:=[Лабы.B2]" office:value-type="float" office:value="0" calcext:value-type="float">
            <text:p>0</text:p>
          </table:table-cell>
          <table:table-cell/>
          <table:table-cell office:value-type="string" calcext:value-type="string">
            <text:p>Граница автомата &gt;</text:p>
          </table:table-cell>
          <table:table-cell table:formula="of:=MAX([.$B$2:.$B$50])*0.8" office:value-type="float" office:value="8" calcext:value-type="float">
            <text:p>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Руслан</text:p>
          </table:table-cell>
          <table:table-cell table:style-name="ce2" table:formula="of:=SUM([.C3:.E3])" office:value-type="float" office:value="9" calcext:value-type="float">
            <text:p>9</text:p>
          </table:table-cell>
          <table:table-cell table:formula="of:=[Сообщения.B3]" office:value-type="float" office:value="0" calcext:value-type="float">
            <text:p>0</text:p>
          </table:table-cell>
          <table:table-cell table:formula="of:=[Тесты.B3]" office:value-type="float" office:value="9" calcext:value-type="float">
            <text:p>9</text:p>
          </table:table-cell>
          <table:table-cell table:formula="of:=[Лабы.B3]" office:value-type="float" office:value="0" calcext:value-type="float">
            <text:p>0</text:p>
          </table:table-cell>
          <table:table-cell/>
          <table:table-cell office:value-type="string" calcext:value-type="string">
            <text:p>Граница полуавтомата &gt;</text:p>
          </table:table-cell>
          <table:table-cell table:formula="of:=MAX([.$B$2:.$B$50])*0.6" office:value-type="float" office:value="6" calcext:value-type="float">
            <text:p>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Тюлембаев</text:p>
          </table:table-cell>
          <table:table-cell table:style-name="ce2" table:formula="of:=SUM([.C4:.E4])" office:value-type="float" office:value="8" calcext:value-type="float">
            <text:p>8</text:p>
          </table:table-cell>
          <table:table-cell table:formula="of:=[Сообщения.B4]" office:value-type="float" office:value="0" calcext:value-type="float">
            <text:p>0</text:p>
          </table:table-cell>
          <table:table-cell table:formula="of:=[Тесты.B4]" office:value-type="float" office:value="8" calcext:value-type="float">
            <text:p>8</text:p>
          </table:table-cell>
          <table:table-cell table:formula="of:=[Лабы.B4]" office:value-type="float" office:value="0" calcext:value-type="float">
            <text:p>0</text:p>
          </table:table-cell>
          <table:table-cell/>
          <table:table-cell office:value-type="string" calcext:value-type="string">
            <text:p>Граница допуска &lt;</text:p>
          </table:table-cell>
          <table:table-cell table:formula="of:=MAX([.$B$2:.$B$50])*0.2" office:value-type="float" office:value="2" calcext:value-type="float">
            <text:p>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Наседкин</text:p>
          </table:table-cell>
          <table:table-cell table:style-name="ce2" table:formula="of:=SUM([.C5:.E5])" office:value-type="float" office:value="7" calcext:value-type="float">
            <text:p>7</text:p>
          </table:table-cell>
          <table:table-cell table:formula="of:=[Сообщения.B5]" office:value-type="float" office:value="0" calcext:value-type="float">
            <text:p>0</text:p>
          </table:table-cell>
          <table:table-cell table:formula="of:=[Тесты.B5]" office:value-type="float" office:value="7" calcext:value-type="float">
            <text:p>7</text:p>
          </table:table-cell>
          <table:table-cell table:formula="of:=[Лабы.B5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uchkovskii</text:p>
          </table:table-cell>
          <table:table-cell table:style-name="ce2" table:formula="of:=SUM([.C6:.E6])" office:value-type="float" office:value="6" calcext:value-type="float">
            <text:p>6</text:p>
          </table:table-cell>
          <table:table-cell table:formula="of:=[Сообщения.B6]" office:value-type="float" office:value="0" calcext:value-type="float">
            <text:p>0</text:p>
          </table:table-cell>
          <table:table-cell table:formula="of:=[Тесты.B6]" office:value-type="float" office:value="6" calcext:value-type="float">
            <text:p>6</text:p>
          </table:table-cell>
          <table:table-cell table:formula="of:=[Лабы.B6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omarova </text:p>
          </table:table-cell>
          <table:table-cell table:style-name="ce2" table:formula="of:=SUM([.C7:.E7])" office:value-type="float" office:value="5" calcext:value-type="float">
            <text:p>5</text:p>
          </table:table-cell>
          <table:table-cell table:formula="of:=[Сообщения.B7]" office:value-type="float" office:value="0" calcext:value-type="float">
            <text:p>0</text:p>
          </table:table-cell>
          <table:table-cell table:formula="of:=[Тесты.B7]" office:value-type="float" office:value="5" calcext:value-type="float">
            <text:p>5</text:p>
          </table:table-cell>
          <table:table-cell table:formula="of:=[Лабы.B7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уличенко</text:p>
          </table:table-cell>
          <table:table-cell table:style-name="ce2" table:formula="of:=SUM([.C8:.E8])" office:value-type="float" office:value="4" calcext:value-type="float">
            <text:p>4</text:p>
          </table:table-cell>
          <table:table-cell table:formula="of:=[Сообщения.B8]" office:value-type="float" office:value="0" calcext:value-type="float">
            <text:p>0</text:p>
          </table:table-cell>
          <table:table-cell table:formula="of:=[Тесты.B8]" office:value-type="float" office:value="4" calcext:value-type="float">
            <text:p>4</text:p>
          </table:table-cell>
          <table:table-cell table:formula="of:=[Лабы.B8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мыслова</text:p>
          </table:table-cell>
          <table:table-cell table:style-name="ce2" table:formula="of:=SUM([.C9:.E9])" office:value-type="float" office:value="3" calcext:value-type="float">
            <text:p>3</text:p>
          </table:table-cell>
          <table:table-cell table:formula="of:=[Сообщения.B9]" office:value-type="float" office:value="0" calcext:value-type="float">
            <text:p>0</text:p>
          </table:table-cell>
          <table:table-cell table:formula="of:=[Тесты.B9]" office:value-type="float" office:value="3" calcext:value-type="float">
            <text:p>3</text:p>
          </table:table-cell>
          <table:table-cell table:formula="of:=[Лабы.B9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авченко</text:p>
          </table:table-cell>
          <table:table-cell table:style-name="ce2" table:formula="of:=SUM([.C10:.E10])" office:value-type="float" office:value="2" calcext:value-type="float">
            <text:p>2</text:p>
          </table:table-cell>
          <table:table-cell table:formula="of:=[Сообщения.B10]" office:value-type="float" office:value="0" calcext:value-type="float">
            <text:p>0</text:p>
          </table:table-cell>
          <table:table-cell table:formula="of:=[Тесты.B10]" office:value-type="float" office:value="2" calcext:value-type="float">
            <text:p>2</text:p>
          </table:table-cell>
          <table:table-cell table:formula="of:=[Лабы.B10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Иvаненкоv</text:p>
          </table:table-cell>
          <table:table-cell table:style-name="ce2" table:formula="of:=SUM([.C11:.E11])" office:value-type="float" office:value="1" calcext:value-type="float">
            <text:p>1</text:p>
          </table:table-cell>
          <table:table-cell table:formula="of:=[Сообщения.B11]" office:value-type="float" office:value="0" calcext:value-type="float">
            <text:p>0</text:p>
          </table:table-cell>
          <table:table-cell table:formula="of:=[Тесты.B11]" office:value-type="float" office:value="1" calcext:value-type="float">
            <text:p>1</text:p>
          </table:table-cell>
          <table:table-cell table:formula="of:=[Лабы.B11]"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number-rows-repeated="7">
          <table:table-cell/>
          <table:table-cell table:style-name="ce2"/>
          <table:table-cell table:number-columns-repeated="16382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Leaderboard.B2:Leaderboard.B18">
            <calcext:condition calcext:apply-style-name="cf1" calcext:value="&gt;MAX([.B2:.B18])*0.8" calcext:base-cell-address="Leaderboard.B2"/>
          </calcext:conditional-format>
        </calcext:conditional-formats>
      </table:table>
      <table:table table:name="Тесты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Сумма тест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2">
          <table:table-cell table:formula="of:=IF(ISBLANK([$Leaderboard.A2]); &quot;&quot;; [$Leaderboard.A2])" office:value-type="string" office:string-value="Роман Егер" calcext:value-type="string">
            <text:p>Роман Егер</text:p>
          </table:table-cell>
          <table:table-cell table:formula="of:=SUMPRODUCT(([.C2:.Z2]&lt;&gt;&quot;&quot;)*(COUNTA([.$A$2:.$A$50]) - [.C2:.Z2] + 1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 table:formula="of:=IF(ISBLANK([$Leaderboard.A3]); &quot;&quot;; [$Leaderboard.A3])" office:value-type="string" office:string-value="Руслан" calcext:value-type="string">
            <text:p>Руслан</text:p>
          </table:table-cell>
          <table:table-cell table:formula="of:=SUMPRODUCT(([.C3:.Z3]&lt;&gt;&quot;&quot;)*(COUNTA([.$A$2:.$A$50]) - [.C3:.Z3] + 1)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2">
          <table:table-cell table:formula="of:=IF(ISBLANK([$Leaderboard.A4]); &quot;&quot;; [$Leaderboard.A4])" office:value-type="string" office:string-value="Тюлембаев" calcext:value-type="string">
            <text:p>Тюлембаев</text:p>
          </table:table-cell>
          <table:table-cell table:formula="of:=SUMPRODUCT(([.C4:.Z4]&lt;&gt;&quot;&quot;)*(COUNTA([.$A$2:.$A$50]) - [.C4:.Z4] + 1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formula="of:=IF(ISBLANK([$Leaderboard.A5]); &quot;&quot;; [$Leaderboard.A5])" office:value-type="string" office:string-value="Наседкин" calcext:value-type="string">
            <text:p>Наседкин</text:p>
          </table:table-cell>
          <table:table-cell table:formula="of:=SUMPRODUCT(([.C5:.Z5]&lt;&gt;&quot;&quot;)*(COUNTA([.$A$2:.$A$50]) - [.C5:.Z5] + 1)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formula="of:=IF(ISBLANK([$Leaderboard.A6]); &quot;&quot;; [$Leaderboard.A6])" office:value-type="string" office:string-value="Kuchkovskii" calcext:value-type="string">
            <text:p>Kuchkovskii</text:p>
          </table:table-cell>
          <table:table-cell table:formula="of:=SUMPRODUCT(([.C6:.Z6]&lt;&gt;&quot;&quot;)*(COUNTA([.$A$2:.$A$50]) - [.C6:.Z6] + 1)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2">
          <table:table-cell table:formula="of:=IF(ISBLANK([$Leaderboard.A7]); &quot;&quot;; [$Leaderboard.A7])" office:value-type="string" office:string-value="Komarova " calcext:value-type="string">
            <text:p>Komarova </text:p>
          </table:table-cell>
          <table:table-cell table:formula="of:=SUMPRODUCT(([.C7:.Z7]&lt;&gt;&quot;&quot;)*(COUNTA([.$A$2:.$A$50]) - [.C7:.Z7] + 1)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2">
          <table:table-cell table:formula="of:=IF(ISBLANK([$Leaderboard.A8]); &quot;&quot;; [$Leaderboard.A8])" office:value-type="string" office:string-value="куличенко" calcext:value-type="string">
            <text:p>куличенко</text:p>
          </table:table-cell>
          <table:table-cell table:formula="of:=SUMPRODUCT(([.C8:.Z8]&lt;&gt;&quot;&quot;)*(COUNTA([.$A$2:.$A$50]) - [.C8:.Z8] + 1)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2">
          <table:table-cell table:formula="of:=IF(ISBLANK([$Leaderboard.A9]); &quot;&quot;; [$Leaderboard.A9])" office:value-type="string" office:string-value="Смыслова" calcext:value-type="string">
            <text:p>Смыслова</text:p>
          </table:table-cell>
          <table:table-cell table:formula="of:=SUMPRODUCT(([.C9:.Z9]&lt;&gt;&quot;&quot;)*(COUNTA([.$A$2:.$A$50]) - [.C9:.Z9] + 1)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table:formula="of:=IF(ISBLANK([$Leaderboard.A10]); &quot;&quot;; [$Leaderboard.A10])" office:value-type="string" office:string-value="Савченко" calcext:value-type="string">
            <text:p>Савченко</text:p>
          </table:table-cell>
          <table:table-cell table:formula="of:=SUMPRODUCT(([.C10:.Z10]&lt;&gt;&quot;&quot;)*(COUNTA([.$A$2:.$A$50]) - [.C10:.Z10] + 1)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table:formula="of:=IF(ISBLANK([$Leaderboard.A11]); &quot;&quot;; [$Leaderboard.A11])" office:value-type="string" office:string-value="Иvаненкоv" calcext:value-type="string">
            <text:p>Иvаненкоv</text:p>
          </table:table-cell>
          <table:table-cell table:formula="of:=SUMPRODUCT(([.C11:.Z11]&lt;&gt;&quot;&quot;)*(COUNTA([.$A$2:.$A$50]) - [.C11:.Z11] + 1)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Сообщения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Сумма сообщения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formula="of:=IF(ISBLANK([$Leaderboard.A2]); &quot;&quot;; [$Leaderboard.A2])" office:value-type="string" office:string-value="Роман Егер" calcext:value-type="string">
            <text:p>Роман Егер</text:p>
          </table:table-cell>
          <table:table-cell table:formula="of:=(SUM([.C2:.E2])*COUNTA([.$A$2:.$A$50]))*0.6" office:value-type="float" office:value="0" calcext:value-type="float">
            <text:p>0</text:p>
          </table:table-cell>
          <table:table-cell table:style-name="Default"/>
          <table:table-cell table:number-columns-repeated="16381"/>
        </table:table-row>
        <table:table-row table:style-name="ro1">
          <table:table-cell table:formula="of:=IF(ISBLANK([$Leaderboard.A3]); &quot;&quot;; [$Leaderboard.A3])" office:value-type="string" office:string-value="Руслан" calcext:value-type="string">
            <text:p>Руслан</text:p>
          </table:table-cell>
          <table:table-cell table:formula="of:=SUM([.C3:.E3])*COUNTA([.$A$2:.$A$50])*0.6" office:value-type="float" office:value="0" calcext:value-type="float">
            <text:p>0</text:p>
          </table:table-cell>
          <table:table-cell table:style-name="Default"/>
          <table:table-cell table:number-columns-repeated="16381"/>
        </table:table-row>
        <table:table-row table:style-name="ro1">
          <table:table-cell table:formula="of:=IF(ISBLANK([$Leaderboard.A4]); &quot;&quot;; [$Leaderboard.A4])" office:value-type="string" office:string-value="Тюлембаев" calcext:value-type="string">
            <text:p>Тюлембаев</text:p>
          </table:table-cell>
          <table:table-cell table:formula="of:=SUM([.C4:.E4])*COUNTA([.$A$2:.$A$50])*0.6" office:value-type="float" office:value="0" calcext:value-type="float">
            <text:p>0</text:p>
          </table:table-cell>
          <table:table-cell table:style-name="Default"/>
          <table:table-cell table:number-columns-repeated="16381"/>
        </table:table-row>
        <table:table-row table:style-name="ro1">
          <table:table-cell table:formula="of:=IF(ISBLANK([$Leaderboard.A5]); &quot;&quot;; [$Leaderboard.A5])" office:value-type="string" office:string-value="Наседкин" calcext:value-type="string">
            <text:p>Наседкин</text:p>
          </table:table-cell>
          <table:table-cell table:formula="of:=SUM([.C5:.E5])*COUNTA([.$A$2:.$A$50])*0.6" office:value-type="float" office:value="0" calcext:value-type="float">
            <text:p>0</text:p>
          </table:table-cell>
          <table:table-cell table:style-name="Default"/>
          <table:table-cell table:number-columns-repeated="16381"/>
        </table:table-row>
        <table:table-row table:style-name="ro1">
          <table:table-cell table:formula="of:=IF(ISBLANK([$Leaderboard.A6]); &quot;&quot;; [$Leaderboard.A6])" office:value-type="string" office:string-value="Kuchkovskii" calcext:value-type="string">
            <text:p>Kuchkovskii</text:p>
          </table:table-cell>
          <table:table-cell table:formula="of:=SUM([.C6:.E6])*COUNTA([.$A$2:.$A$50])*0.6" office:value-type="float" office:value="0" calcext:value-type="float">
            <text:p>0</text:p>
          </table:table-cell>
          <table:table-cell table:style-name="Default"/>
          <table:table-cell table:number-columns-repeated="16381"/>
        </table:table-row>
        <table:table-row table:style-name="ro1">
          <table:table-cell table:formula="of:=IF(ISBLANK([$Leaderboard.A7]); &quot;&quot;; [$Leaderboard.A7])" office:value-type="string" office:string-value="Komarova " calcext:value-type="string">
            <text:p>Komarova </text:p>
          </table:table-cell>
          <table:table-cell table:formula="of:=SUM([.C7:.E7])*COUNTA([.$A$2:.$A$50])*0.6" office:value-type="float" office:value="0" calcext:value-type="float">
            <text:p>0</text:p>
          </table:table-cell>
          <table:table-cell table:style-name="Default"/>
          <table:table-cell table:number-columns-repeated="16381"/>
        </table:table-row>
        <table:table-row table:style-name="ro1">
          <table:table-cell table:formula="of:=IF(ISBLANK([$Leaderboard.A8]); &quot;&quot;; [$Leaderboard.A8])" office:value-type="string" office:string-value="куличенко" calcext:value-type="string">
            <text:p>куличенко</text:p>
          </table:table-cell>
          <table:table-cell table:formula="of:=SUM([.C8:.E8])*COUNTA([.$A$2:.$A$50])*0.6" office:value-type="float" office:value="0" calcext:value-type="float">
            <text:p>0</text:p>
          </table:table-cell>
          <table:table-cell table:style-name="Default"/>
          <table:table-cell table:number-columns-repeated="16381"/>
        </table:table-row>
        <table:table-row table:style-name="ro1">
          <table:table-cell table:formula="of:=IF(ISBLANK([$Leaderboard.A9]); &quot;&quot;; [$Leaderboard.A9])" office:value-type="string" office:string-value="Смыслова" calcext:value-type="string">
            <text:p>Смыслова</text:p>
          </table:table-cell>
          <table:table-cell table:formula="of:=SUM([.C9:.E9])*COUNTA([.$A$2:.$A$50])*0.6" office:value-type="float" office:value="0" calcext:value-type="float">
            <text:p>0</text:p>
          </table:table-cell>
          <table:table-cell table:style-name="Default"/>
          <table:table-cell table:number-columns-repeated="16381"/>
        </table:table-row>
        <table:table-row table:style-name="ro1">
          <table:table-cell table:formula="of:=IF(ISBLANK([$Leaderboard.A10]); &quot;&quot;; [$Leaderboard.A10])" office:value-type="string" office:string-value="Савченко" calcext:value-type="string">
            <text:p>Савченко</text:p>
          </table:table-cell>
          <table:table-cell table:formula="of:=SUM([.C10:.E10])*COUNTA([.$A$2:.$A$50])*0.6" office:value-type="float" office:value="0" calcext:value-type="float">
            <text:p>0</text:p>
          </table:table-cell>
          <table:table-cell table:style-name="Default"/>
          <table:table-cell table:number-columns-repeated="16381"/>
        </table:table-row>
        <table:table-row table:style-name="ro1">
          <table:table-cell table:formula="of:=IF(ISBLANK([$Leaderboard.A11]); &quot;&quot;; [$Leaderboard.A11])" office:value-type="string" office:string-value="Иvаненкоv" calcext:value-type="string">
            <text:p>Иvаненкоv</text:p>
          </table:table-cell>
          <table:table-cell table:formula="of:=SUM([.C11:.E11])*COUNTA([.$A$2:.$A$50])*0.6" office:value-type="float" office:value="0" calcext:value-type="float">
            <text:p>0</text:p>
          </table:table-cell>
          <table:table-cell table:style-name="Default"/>
          <table:table-cell table:number-columns-repeated="16381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абы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Сумма тест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formula="of:=IF(ISBLANK([$Leaderboard.A2]); &quot;&quot;; [$Leaderboard.A2])" office:value-type="string" office:string-value="Роман Егер" calcext:value-type="string">
            <text:p>Роман Егер</text:p>
          </table:table-cell>
          <table:table-cell table:formula="of:=SUM([.C2:.E2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formula="of:=IF(ISBLANK([$Leaderboard.A3]); &quot;&quot;; [$Leaderboard.A3])" office:value-type="string" office:string-value="Руслан" calcext:value-type="string">
            <text:p>Руслан</text:p>
          </table:table-cell>
          <table:table-cell table:formula="of:=SUM([.C3:.E3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formula="of:=IF(ISBLANK([$Leaderboard.A4]); &quot;&quot;; [$Leaderboard.A4])" office:value-type="string" office:string-value="Тюлембаев" calcext:value-type="string">
            <text:p>Тюлембаев</text:p>
          </table:table-cell>
          <table:table-cell table:formula="of:=SUM([.C4:.E4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formula="of:=IF(ISBLANK([$Leaderboard.A5]); &quot;&quot;; [$Leaderboard.A5])" office:value-type="string" office:string-value="Наседкин" calcext:value-type="string">
            <text:p>Наседкин</text:p>
          </table:table-cell>
          <table:table-cell table:formula="of:=SUM([.C5:.E5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formula="of:=IF(ISBLANK([$Leaderboard.A6]); &quot;&quot;; [$Leaderboard.A6])" office:value-type="string" office:string-value="Kuchkovskii" calcext:value-type="string">
            <text:p>Kuchkovskii</text:p>
          </table:table-cell>
          <table:table-cell table:formula="of:=SUM([.C6:.E6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formula="of:=IF(ISBLANK([$Leaderboard.A7]); &quot;&quot;; [$Leaderboard.A7])" office:value-type="string" office:string-value="Komarova " calcext:value-type="string">
            <text:p>Komarova </text:p>
          </table:table-cell>
          <table:table-cell table:formula="of:=SUM([.C7:.E7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formula="of:=IF(ISBLANK([$Leaderboard.A8]); &quot;&quot;; [$Leaderboard.A8])" office:value-type="string" office:string-value="куличенко" calcext:value-type="string">
            <text:p>куличенко</text:p>
          </table:table-cell>
          <table:table-cell table:formula="of:=SUM([.C8:.E8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formula="of:=IF(ISBLANK([$Leaderboard.A9]); &quot;&quot;; [$Leaderboard.A9])" office:value-type="string" office:string-value="Смыслова" calcext:value-type="string">
            <text:p>Смыслова</text:p>
          </table:table-cell>
          <table:table-cell table:formula="of:=SUM([.C9:.E9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formula="of:=IF(ISBLANK([$Leaderboard.A10]); &quot;&quot;; [$Leaderboard.A10])" office:value-type="string" office:string-value="Савченко" calcext:value-type="string">
            <text:p>Савченко</text:p>
          </table:table-cell>
          <table:table-cell table:formula="of:=SUM([.C10:.E10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formula="of:=IF(ISBLANK([$Leaderboard.A11]); &quot;&quot;; [$Leaderboard.A11])" office:value-type="string" office:string-value="Иvаненкоv" calcext:value-type="string">
            <text:p>Иvаненкоv</text:p>
          </table:table-cell>
          <table:table-cell table:formula="of:=SUM([.C11:.E11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Leaderboard.A2:Leaderboard.E1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Тесты.A2:Тесты.C1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Сообщения.A2:Сообщения.E1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Лабы.A2:Лабы.C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swiss" style:font-pitch="variable" style:font-charset="x-symbo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nefits" style:family="table-cell" style:parent-style-name="Default" style:data-style-name="N0">
      <style:table-cell-properties fo:background-color="#ffbf00"/>
    </style:style>
    <style:style style:name="cf1" style:family="table-cell" style:parent-style-name="Default" style:data-style-name="N0">
      <style:table-cell-properties fo:background-color="#81d41a"/>
    </style:style>
    <style:style style:name="Didn_27_t_20_pass" style:display-name="Didn't pass" style:family="table-cell" style:parent-style-name="Default" style:data-style-name="N0">
      <style:table-cell-properties fo:background-color="#ff0000"/>
    </style:style>
    <style:style style:name="Grading" style:family="table-cell" style:parent-style-name="Default" style:data-style-name="N0"/>
    <style:style style:name="Pass" style:family="table-cell" style:parent-style-name="Default" style:data-style-name="N0">
      <style:table-cell-properties fo:background-color="#81d41a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meta:creation-date>2024-10-22T21:18:19Z</meta:creation-date>
    <dc:date>2024-10-25T18:51:57.119774257</dc:date>
    <meta:editing-cycles>6</meta:editing-cycles>
    <meta:editing-duration>PT16M8S</meta:editing-duration>
    <meta:document-statistic meta:table-count="4" meta:cell-count="155" meta:object-count="0"/>
  </office:meta>
</office:document-meta>
</file>